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26pt" fo:font-weight="bold" officeooo:paragraph-rsid="001eac7c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1pt" fo:font-weight="bold" officeooo:paragraph-rsid="001eac7c" style:font-weight-asian="bold" style:font-weight-complex="bold"/>
    </style:style>
    <style:style style:name="P3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eac7c" style:font-size-asian="18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bold" officeooo:paragraph-rsid="001eac7c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style:text-underline-style="solid" style:text-underline-width="auto" style:text-underline-color="font-color" fo:font-weight="normal" officeooo:paragraph-rsid="001eac7c" style:font-size-asian="18pt" style:font-weight-asian="normal" style:font-size-complex="18pt" style:font-weight-complex="normal"/>
    </style:style>
    <style:style style:name="P6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Helvetica" fo:font-size="16pt" style:text-underline-style="none" fo:font-weight="normal" officeooo:paragraph-rsid="001eac7c" style:font-size-asian="16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top="0cm" fo:margin-bottom="0.376cm" style:contextual-spacing="false" fo:line-height="200%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Helvetica" fo:font-size="18pt" style:text-underline-style="none" fo:font-weight="normal" officeooo:paragraph-rsid="001eac7c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margin-left="0cm" fo:margin-right="0.187cm" fo:margin-top="0cm" fo:margin-bottom="0.376cm" style:contextual-spacing="false" style:line-height-at-least="1.27cm" fo:text-align="end" style:justify-single-word="false" fo:text-indent="0cm" style:auto-text-indent="false"/>
      <style:text-properties fo:color="#000000" loext:opacity="100%" style:text-outline="false" style:font-name="Helvetica" fo:font-size="15pt" fo:letter-spacing="normal" style:text-underline-style="none" fo:font-weight="normal" officeooo:paragraph-rsid="001eac7c" style:letter-kerning="false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0cm" fo:margin-right="0.187cm" fo:margin-top="0cm" fo:margin-bottom="0.376cm" style:contextual-spacing="false" style:line-height-at-least="1.27cm" fo:text-align="end" style:justify-single-word="false" fo:text-indent="0cm" style:auto-text-indent="false"/>
      <style:text-properties style:font-name="Helvetica" fo:font-size="15pt" style:text-underline-style="none" fo:font-weight="normal" officeooo:paragraph-rsid="001eac7c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margin-left="0cm" fo:margin-right="0.192cm" fo:margin-top="0cm" fo:margin-bottom="0.376cm" style:contextual-spacing="false" style:line-height-at-least="1.411cm" fo:text-align="end" style:justify-single-word="false" fo:text-indent="0cm" style:auto-text-indent="false"/>
      <style:text-properties style:font-name="Helvetica" fo:font-size="15pt" style:text-underline-style="none" fo:font-weight="normal" officeooo:paragraph-rsid="001eac7c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margin-left="0cm" fo:margin-right="0.192cm" fo:margin-top="0cm" fo:margin-bottom="0.376cm" style:contextual-spacing="false" style:line-height-at-least="1.411cm" fo:text-align="end" style:justify-single-word="false" fo:text-indent="0cm" style:auto-text-indent="false"/>
      <style:text-properties fo:color="#000000" loext:opacity="100%" style:text-outline="false" style:font-name="Helvetica" fo:font-size="15pt" fo:letter-spacing="normal" style:text-underline-style="none" fo:font-weight="normal" officeooo:paragraph-rsid="001eac7c" style:letter-kerning="false" style:font-size-asian="15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0cm" style:auto-text-indent="false" fo:background-color="transparent"/>
      <style:text-properties fo:color="#000000" loext:opacity="100%" style:font-name="Helvetica" fo:font-size="16pt" fo:letter-spacing="normal" style:text-underline-style="none" fo:font-weight="normal" officeooo:paragraph-rsid="001eac7c" style:letter-kerning="false" style:font-size-asian="16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0cm" style:auto-text-indent="false" fo:background-color="transparent"/>
      <style:text-properties style:font-name="Helvetica" fo:font-size="14pt" style:text-underline-style="none" fo:font-weight="normal" officeooo:paragraph-rsid="001eac7c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202122" loext:opacity="100%" style:text-outline="false" style:font-name="Helvetica" fo:font-size="14pt" fo:letter-spacing="normal" fo:font-style="normal" style:text-underline-style="none" fo:font-weight="normal" officeooo:paragraph-rsid="001eac7c" style:letter-kerning="false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.199cm" fo:margin-top="0cm" fo:margin-bottom="0.376cm" style:contextual-spacing="false" fo:line-height="150%" fo:text-align="start" style:justify-single-word="false" fo:text-indent="2cm" style:auto-text-indent="false" style:page-number="auto" fo:background-color="transparent"/>
      <style:text-properties fo:font-variant="normal" fo:text-transform="none" fo:color="#202122" loext:opacity="100%" style:text-outline="false" style:font-name="Helvetica" fo:font-size="20pt" fo:letter-spacing="normal" fo:font-style="normal" style:text-underline-style="none" fo:font-weight="bold" officeooo:paragraph-rsid="001eac7c" style:letter-kerning="false" style:font-size-asian="20pt" style:font-weight-asian="bold" style:font-size-complex="2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cm" fo:margin-right="0.199cm" fo:margin-top="0cm" fo:margin-bottom="0.376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-0.893cm"/>
        </style:tab-stops>
      </style:paragraph-properties>
      <style:text-properties fo:color="#000000" loext:opacity="100%" style:font-name="Helvetica" fo:font-size="18pt" fo:letter-spacing="normal" style:text-underline-style="none" fo:font-weight="bold" officeooo:paragraph-rsid="001eac7c" style:letter-kerning="false" style:font-size-asian="18pt" style:font-weight-asian="bold" style:font-size-complex="18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376cm" style:contextual-spacing="false" style:line-height-at-least="0.67cm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eac7c" style:font-size-asian="18pt" style:font-weight-asian="normal" style:font-size-complex="18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376cm" style:contextual-spacing="false" style:line-height-at-least="0.67cm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bold" officeooo:paragraph-rsid="001eac7c" style:font-size-asian="18pt" style:font-weight-asian="bold" style:font-size-complex="18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1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Helvetica" fo:font-size="18pt" style:text-underline-style="none" fo:font-weight="bold" officeooo:rsid="00176e3d" officeooo:paragraph-rsid="001eac7c" style:font-size-asian="18pt" style:font-weight-asian="bold" style:font-size-complex="18pt" style:font-weight-complex="bold"/>
    </style:style>
    <style:style style:name="P20" style:family="paragraph" style:parent-style-name="Standard" style:list-style-name="L1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style:font-name="Helvetica" fo:font-size="16pt" officeooo:paragraph-rsid="001eac7c" style:font-size-asian="16pt" style:font-size-complex="16pt"/>
    </style:style>
    <style:style style:name="P21" style:family="paragraph" style:parent-style-name="Standard" style:list-style-name="L1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Helvetica" fo:font-size="16pt" officeooo:paragraph-rsid="001eac7c" style:font-size-asian="16pt" style:font-size-complex="16pt"/>
    </style:style>
    <style:style style:name="P22" style:family="paragraph" style:parent-style-name="Standard" style:list-style-name="L1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Helvetica" fo:font-size="16pt" style:text-underline-style="none" fo:font-weight="normal" officeooo:paragraph-rsid="001eac7c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eac7c" style:font-size-asian="18pt" style:font-weight-asian="normal" style:font-size-complex="18pt" style:font-weight-complex="normal"/>
    </style:style>
    <style:style style:name="P24" style:family="paragraph" style:parent-style-name="Standard" style:list-style-name="L4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eac7c" style:font-size-asian="18pt" style:font-weight-asian="normal" style:font-size-complex="18pt" style:font-weight-complex="normal"/>
    </style:style>
    <style:style style:name="P25" style:family="paragraph" style:parent-style-name="Standard" style:list-style-name="L5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eac7c" style:font-size-asian="18pt" style:font-weight-asian="normal" style:font-size-complex="18pt" style:font-weight-complex="normal"/>
    </style:style>
    <style:style style:name="P26" style:family="paragraph" style:parent-style-name="Standard" style:list-style-name="L6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eac7c" style:font-size-asian="18pt" style:font-weight-asian="normal" style:font-size-complex="18pt" style:font-weight-complex="normal"/>
    </style:style>
    <style:style style:name="P27" style:family="paragraph" style:parent-style-name="Standard" style:list-style-name="L2" style:master-page-name="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style:page-number="auto" fo:background-color="transparent">
        <style:tab-stops>
          <style:tab-stop style:position="0.388cm"/>
          <style:tab-stop style:position="0.709cm"/>
        </style:tab-stops>
      </style:paragraph-properties>
      <style:text-properties style:font-name="Helvetica" fo:font-size="18pt" style:text-underline-style="solid" style:text-underline-width="auto" style:text-underline-color="font-color" officeooo:paragraph-rsid="001eac7c" style:font-size-asian="18pt" style:font-size-complex="18pt"/>
    </style:style>
    <style:style style:name="P28" style:family="paragraph" style:parent-style-name="Standard" style:list-style-name="L2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style:font-name="Helvetica" fo:font-size="18pt" style:text-underline-style="solid" style:text-underline-width="auto" style:text-underline-color="font-color" officeooo:paragraph-rsid="001eac7c" style:font-size-asian="18pt" style:font-size-complex="18pt"/>
    </style:style>
    <style:style style:name="P29" style:family="paragraph" style:parent-style-name="Standard" style:list-style-name="L2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Helvetica" fo:font-size="18pt" style:text-underline-style="solid" style:text-underline-width="auto" style:text-underline-color="font-color" officeooo:paragraph-rsid="001eac7c" style:font-size-asian="18pt" style:font-size-complex="18pt"/>
    </style:style>
    <style:style style:name="P30" style:family="paragraph" style:parent-style-name="Standard" style:list-style-name="L2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Helvetica" fo:font-size="18pt" style:text-underline-style="solid" style:text-underline-width="auto" style:text-underline-color="font-color" fo:font-weight="normal" officeooo:rsid="00176e3d" officeooo:paragraph-rsid="001eac7c" style:font-size-asian="18pt" style:font-weight-asian="normal" style:font-size-complex="18pt" style:font-weight-complex="normal"/>
    </style:style>
    <style:style style:name="P31" style:family="paragraph" style:parent-style-name="Standard" style:list-style-name="L2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Helvetica" fo:font-size="18pt" style:text-underline-style="solid" style:text-underline-width="auto" style:text-underline-color="font-color" fo:font-weight="normal" officeooo:rsid="00176e3d" officeooo:paragraph-rsid="001eac7c" style:font-size-asian="18pt" style:font-weight-asian="normal" style:font-size-complex="18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fo:letter-spacing="normal" style:text-underline-style="solid" style:text-underline-width="auto" style:text-underline-color="font-color" style:letter-kerning="false"/>
    </style:style>
    <style:style style:name="T3" style:family="text">
      <style:text-properties fo:color="#000000" loext:opacity="100%" style:text-outline="false" fo:letter-spacing="normal" style:letter-kerning="false"/>
    </style:style>
    <style:style style:name="T4" style:family="text">
      <style:text-properties fo:color="#000000" loext:opacity="100%" fo:font-size="16pt" fo:letter-spacing="normal" style:letter-kerning="false" style:font-size-asian="16pt"/>
    </style:style>
    <style:style style:name="T5" style:family="text">
      <style:text-properties fo:color="#000000" loext:opacity="100%" fo:font-size="16pt" fo:letter-spacing="normal" style:text-underline-style="none" fo:font-weight="normal" style:letter-kerning="false" style:font-size-asian="16pt" style:font-weight-asian="normal" style:font-size-complex="14pt" style:font-weight-complex="normal"/>
    </style:style>
    <style:style style:name="T6" style:family="text">
      <style:text-properties fo:color="#000000" loext:opacity="100%" fo:font-size="16pt" style:text-underline-style="none" fo:font-weight="normal" style:font-size-asian="16pt" style:font-weight-asian="normal" style:font-size-complex="14pt" style:font-weight-complex="normal"/>
    </style:style>
    <style:style style:name="T7" style:family="text">
      <style:text-properties fo:color="#000000" loext:opacity="100%" fo:letter-spacing="normal" fo:font-weight="normal" style:letter-kerning="false" style:font-weight-asian="normal" style:font-weight-complex="normal"/>
    </style:style>
    <style:style style:name="T8" style:family="text">
      <style:text-properties fo:color="#000000" loext:opacity="100%" fo:letter-spacing="normal" style:text-underline-style="none" fo:font-weight="normal" style:letter-kerning="false" style:font-weight-asian="normal" style:font-weight-complex="normal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1eac7c" style:font-weight-asian="normal" style:font-weight-complex="normal"/>
    </style:style>
    <style:style style:name="T11" style:family="text">
      <style:text-properties fo:color="#000000" loext:opacity="100%" officeooo:rsid="001eac7c"/>
    </style:style>
    <style:style style:name="T12" style:family="text">
      <style:text-properties fo:color="#000000" loext:opacity="100%" style:text-underline-style="none" fo:font-weight="normal" style:font-weight-asian="normal" style:font-weight-complex="normal"/>
    </style:style>
    <style:style style:name="T13" style:family="text">
      <style:text-properties fo:font-variant="normal" fo:text-transform="none" fo:color="#000000" loext:opacity="100%" style:text-outline="false" fo:font-size="16pt" fo:letter-spacing="normal" fo:font-style="normal" style:letter-kerning="false" style:font-size-asian="16pt"/>
    </style:style>
    <style:style style:name="T14" style:family="text">
      <style:text-properties officeooo:rsid="001e8cb1"/>
    </style:style>
    <style:style style:name="T15" style:family="text">
      <style:text-properties officeooo:rsid="001eac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латформа для настольных игр </text:p>
      <text:p text:style-name="P1">шашечного типа</text:p>
      <text:p text:style-name="P2"/>
      <text:p text:style-name="P2"/>
      <text:p text:style-name="P2"/>
      <text:p text:style-name="P9"><text:span text:style-name="T2">Выполнил:</text:span><text:span text:style-name="T3"> </text:span></text:p>
      <text:p text:style-name="P8">Кутненко Степан Васильевич</text:p>
      <text:p text:style-name="P10"><text:span text:style-name="T2">Руководители работы:</text:span><text:span text:style-name="T3"> </text:span></text:p>
      <text:p text:style-name="P11">Хохлов А.А., Обносова О.А.</text:p>
      <text:p text:style-name="P14"/>
      <text:p text:style-name="P15">Цель проекта:</text:p>
      <text:p text:style-name="P13"><text:span text:style-name="T13">Разработать</text:span><text:span text:style-name="T4"> платформу, с помощью которой пользователи смогут создавать свои собственные игры шашечного типа и загружать их без перезапуска кода программы.</text:span></text:p>
      <text:p text:style-name="P12"/>
      <text:p text:style-name="P16">Задачи проекта:</text:p>
      <text:list xml:id="list1030924239" text:style-name="L1">
        <text:list-item>
          <text:p text:style-name="P20"><text:span text:style-name="T8">Разработать</text:span><text:span text:style-name="T12"> алгоритм платформы;</text:span></text:p>
        </text:list-item>
        <text:list-item>
          <text:p text:style-name="P21">Выбрать программные средства для её реализации;</text:p>
        </text:list-item>
        <text:list-item>
          <text:p text:style-name="P21">Написать код платформы в соответствии с алгоритмом;</text:p>
        </text:list-item>
        <text:list-item>
          <text:p text:style-name="P21">Описать правила одной игры в отдельном модуле;</text:p>
        </text:list-item>
        <text:list-item>
          <text:p text:style-name="P22">Описать правила второй игры в отдельном модуле;</text:p>
        </text:list-item>
        <text:list-item>
          <text:p text:style-name="P22">Создать особый модуль для демонстрации всех возможностей платформы.</text:p>
        </text:list-item>
      </text:list>
      <text:p text:style-name="P6"><text:soft-page-break/></text:p>
      <text:p text:style-name="P7"/>
      <text:p text:style-name="P19">Этапы выполнения проекта:</text:p>
      <text:list xml:id="list3113881194" text:style-name="L2">
        <text:list-item>
          <text:p text:style-name="P27"><text:span text:style-name="T7">Разработка</text:span><text:span text:style-name="T9"> алгоритма платформы</text:span><text:span text:style-name="T10">;</text:span></text:p>
        </text:list-item>
        <text:list-item>
          <text:p text:style-name="P28"><text:span text:style-name="T1">Выбор программных средств для реализации платформы</text:span><text:span text:style-name="T11">;</text:span></text:p>
        </text:list-item>
        <text:list-item>
          <text:p text:style-name="P29">Написание код платформы в соответствии с алгоритмом;</text:p>
        </text:list-item>
        <text:list-item>
          <text:p text:style-name="P29">Описание правил одной игры в отдельном модуле;</text:p>
        </text:list-item>
        <text:list-item>
          <text:p text:style-name="P30">Описание правил второй игры в отдельном модуле;</text:p>
        </text:list-item>
        <text:list-item>
          <text:p text:style-name="P31">Создание особый модуль для демонстрации всех возможностей платформы.</text:p>
        </text:list-item>
      </text:list>
      <text:p text:style-name="P17"/>
      <text:p text:style-name="P17"/>
      <text:p text:style-name="P18">В работе над своим проектом я использовал следующие программные и аппаратные средства:</text:p>
      <text:list xml:id="list1796649685" text:style-name="L3">
        <text:list-item>
          <text:p text:style-name="P23">мой персональный компьютер;</text:p>
        </text:list-item>
        <text:list-item>
          <text:p text:style-name="P23">язык программирования <text:span text:style-name="T14">Python 3.9.7;</text:span></text:p>
        </text:list-item>
        <text:list-item>
          <text:p text:style-name="P23">библиотека <text:span text:style-name="T14">PyGame;</text:span></text:p>
        </text:list-item>
        <text:list-item>
          <text:p text:style-name="P23"><text:soft-page-break/>библиотека <text:span text:style-name="T14">PygameGUI;</text:span></text:p>
        </text:list-item>
        <text:list-item>
          <text:p text:style-name="P23">среда разработки <text:span text:style-name="T14">PyCharm Edu.</text:span></text:p>
        </text:list-item>
      </text:list>
      <text:p text:style-name="P3"/>
      <text:p text:style-name="P4">Результаты:</text:p>
      <text:list xml:id="list863537164" text:style-name="L4">
        <text:list-item>
          <text:p text:style-name="P24">Разработан алгоритм платформы;</text:p>
        </text:list-item>
        <text:list-item>
          <text:p text:style-name="P24">Выбраны средства разработки;</text:p>
        </text:list-item>
        <text:list-item>
          <text:p text:style-name="P24">Реализован код платформы модульного типа в соответствии с алгоритмом;</text:p>
        </text:list-item>
        <text:list-item>
          <text:p text:style-name="P24">в проекте в отдельном модуле описаны правила игры “Хнефатафл”;</text:p>
        </text:list-item>
        <text:list-item>
          <text:p text:style-name="P24">в проекте в отдельном модуле описаны правила игры “Мини-шашки”.</text:p>
        </text:list-item>
      </text:list>
      <text:p text:style-name="P3"/>
      <text:p text:style-name="P4">Персп<text:span text:style-name="T15">ективы развития:</text:span></text:p>
      <text:p text:style-name="P5">В ближайшем будущем (релиз 2.0):</text:p>
      <text:list xml:id="list3461106522" text:style-name="L5">
        <text:list-item>
          <text:p text:style-name="P25">Приоритет хода;</text:p>
        </text:list-item>
        <text:list-item>
          <text:p text:style-name="P25">Составной ход;</text:p>
        </text:list-item>
        <text:list-item>
          <text:p text:style-name="P25">Запрещённые клетки;</text:p>
        </text:list-item>
        <text:list-item>
          <text:p text:style-name="P25">Игровой кубик;</text:p>
        </text:list-item>
        <text:list-item>
          <text:p text:style-name="P25">Условия проигрыша;</text:p>
        </text:list-item>
      </text:list>
      <text:p text:style-name="P5">В дальнейшей перспективе:</text:p>
      <text:list xml:id="list3737166387" text:style-name="L6">
        <text:list-item>
          <text:p text:style-name="P26">Добавление функционала AI;</text:p>
        </text:list-item>
        <text:list-item>
          <text:p text:style-name="P26">Реализация режима сетевого мультиплеера;</text:p>
        </text:list-item>
        <text:list-item>
          <text:p text:style-name="P26"><text:soft-page-break/>Перенос платформы для работы в www-окружении, выход в интернет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1" style:display-name="OBJEC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ONLY_7e_LT_7e_Gliederung_20_1" style:display-name="TITLE_ONLY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22T18:34:15.264648472</meta:creation-date>
    <dc:date>2023-03-04T18:04:37.587200341</dc:date>
    <meta:editing-duration>PT2H11M50S</meta:editing-duration>
    <meta:editing-cycles>9</meta:editing-cycles>
    <meta:generator>LibreOffice/7.1.8.1$MacOSX_X86_64 LibreOffice_project/e1f30c802c3269a1d052614453f260e49458c82c</meta:generator>
    <meta:document-statistic meta:table-count="0" meta:image-count="0" meta:object-count="0" meta:page-count="4" meta:paragraph-count="45" meta:word-count="246" meta:character-count="1725" meta:non-whitespace-character-count="1551"/>
  </office:meta>
</office:document-meta>
</file>